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dd3c7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fb8072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83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solid" draw:fill-color="#000000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63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solid" draw:fill-color="#bebada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5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591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00000" draw:stroke-linejoin="miter" svg:stroke-linecap="butt" draw:fill="solid" draw:fill-color="#ffffb3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7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44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08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68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solid" draw:fill-color="#fccde5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3.71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61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5.0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385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35cm" svg:stroke-color="#000000" draw:stroke-linejoin="miter" svg:stroke-linecap="butt" draw:fill="solid" draw:fill-color="#80b1d3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55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60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3.18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50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7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10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611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35cm" svg:stroke-color="#000000" draw:stroke-linejoin="miter" svg:stroke-linecap="butt" draw:fill="solid" draw:fill-color="#fdb462" fo:padding-top="0.017cm" fo:padding-bottom="0.017cm" fo:padding-left="0.017cm" fo:padding-right="0.017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0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5.48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9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13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73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25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5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49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86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73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001cm" fo:padding-top="0cm" fo:padding-bottom="0cm" fo:padding-left="0cm" fo:padding-right="0cm"/>
    </style:style>
    <style:style style:name="gr42" style:family="graphic" style:parent-style-name="standard">
      <style:graphic-properties svg:stroke-color="#000000" draw:fill="none" draw:textarea-vertical-align="middle" draw:auto-grow-height="false" fo:min-height="24.427cm" fo:min-width="0.83cm"/>
    </style:style>
    <style:style style:name="gr43" style:family="graphic" style:parent-style-name="standard">
      <style:graphic-properties svg:stroke-color="#000000" draw:fill="none" draw:textarea-vertical-align="middle" draw:auto-grow-height="false" fo:min-height="6.252cm" fo:min-width="0.188cm"/>
    </style:style>
    <style:style style:name="gr44" style:family="graphic" style:parent-style-name="standard">
      <style:graphic-properties svg:stroke-color="#000000" draw:fill="none" draw:textarea-vertical-align="middle" draw:auto-grow-height="false" fo:min-height="26.234cm" fo:min-width="0.784cm"/>
    </style:style>
    <style:style style:name="gr45" style:family="graphic" style:parent-style-name="standard">
      <style:graphic-properties svg:stroke-color="#000000" draw:fill="none" draw:textarea-vertical-align="middle" draw:auto-grow-height="false" fo:min-height="19.142cm" fo:min-width="0.784cm"/>
    </style:style>
    <style:style style:name="gr46" style:family="graphic" style:parent-style-name="standard">
      <style:graphic-properties svg:stroke-color="#000000" draw:fill="none" draw:textarea-vertical-align="middle" draw:auto-grow-height="false" fo:min-height="65.236cm" fo:min-width="1.06cm"/>
    </style:style>
    <style:style style:name="gr47" style:family="graphic" style:parent-style-name="standard">
      <style:graphic-properties svg:stroke-color="#000000" draw:fill="none" draw:textarea-vertical-align="middle" draw:auto-grow-height="false" fo:min-height="30.086cm" fo:min-width="1.06cm"/>
    </style:style>
    <style:style style:name="gr48" style:family="graphic" style:parent-style-name="standard">
      <style:graphic-properties svg:stroke-color="#000000" draw:fill="none" draw:textarea-vertical-align="middle" draw:auto-grow-height="false" fo:min-height="11.308cm" fo:min-width="0.9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7cm" fo:min-width="14.9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7cm" fo:min-width="13.54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58cm" fo:min-width="13.54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53cm" fo:min-width="10.83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7cm" fo:min-width="5.42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53cm" fo:min-width="13.549cm"/>
    </style:style>
    <style:style style:name="P1" style:family="paragraph">
      <loext:graphic-properties draw:fill="solid" draw:fill-color="#8dd3c7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b8072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bebada"/>
    </style:style>
    <style:style style:name="P8" style:family="paragraph">
      <loext:graphic-properties draw:fill="solid" draw:fill-color="#ffffb3"/>
    </style:style>
    <style:style style:name="P9" style:family="paragraph">
      <loext:graphic-properties draw:fill="solid" draw:fill-color="#fccde5"/>
    </style:style>
    <style:style style:name="P10" style:family="paragraph">
      <loext:graphic-properties draw:fill="solid" draw:fill-color="#80b1d3"/>
    </style:style>
    <style:style style:name="P11" style:family="paragraph">
      <loext:graphic-properties draw:fill="solid" draw:fill-color="#fdb462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Linux Libertine Mono O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0000" style:font-name="Nimbus Roman No9 L" fo:font-size="14pt" style:font-size-asian="14pt" style:font-name-complex="Nimbus Roman No9 L" style:font-size-complex="14pt"/>
    </style:style>
    <style:style style:name="T2" style:family="text">
      <style:text-properties style:font-name="Linux Libertine Mono O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Linux Libertine Mono O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3.316cm" svg:height="2.046cm" svg:x="27.946cm" svg:y="150.07cm" svg:viewBox="0 0 3317 2047" svg:d="M3317 1023c0 566-743 1024-1659 1024-915 0-1658-458-1658-1024 0-565 743-1023 1658-1023 916 0 1659 458 1659 1023z">
          <text:p/>
        </draw:path>
        <draw:path draw:style-name="gr2" draw:text-style-name="P2" draw:layer="layout" svg:width="3.316cm" svg:height="2.046cm" svg:x="27.946cm" svg:y="150.07cm" svg:viewBox="0 0 3317 2047" svg:d="M3317 1023c0 566-743 1024-1659 1024-915 0-1658-458-1658-1024 0-565 743-1023 1658-1023 916 0 1659 458 1659 1023z">
          <text:p/>
        </draw:path>
        <draw:polygon draw:style-name="gr3" draw:text-style-name="P3" draw:layer="layout" svg:width="3.316cm" svg:height="2.047cm" svg:x="27.946cm" svg:y="146.224cm" svg:viewBox="0 0 3317 2048" draw:points="0,0 3317,0 3317,2048 0,2048">
          <text:p/>
        </draw:polygon>
        <draw:frame draw:style-name="gr4" draw:text-style-name="P5" draw:layer="layout" svg:width="0.832cm" svg:height="0.662cm" svg:x="29.199cm" svg:y="150.703cm">
          <draw:text-box>
            <text:p text:style-name="P4"><text:span text:style-name="T1">data</text:span></text:p>
          </draw:text-box>
        </draw:frame>
        <draw:frame draw:style-name="gr5" draw:text-style-name="P5" draw:layer="layout" svg:width="2.5cm" svg:height="0.662cm" svg:x="28.405cm" svg:y="146.593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cm" svg:height="1.417cm" svg:x="29.604cm" svg:y="148.641cm" svg:viewBox="0 0 0 1418" svg:d="M0 0c0 469 0 983 0 1418">
          <text:p/>
        </draw:path>
        <draw:polygon draw:style-name="gr6" draw:text-style-name="P6" draw:layer="layout" svg:width="0.317cm" svg:height="0.353cm" svg:x="29.446cm" svg:y="148.278cm" svg:viewBox="0 0 318 354" draw:points="158,0 0,354 158,176 158,354 158,176 318,354">
          <text:p/>
        </draw:polygon>
        <draw:frame draw:style-name="gr7" draw:text-style-name="P5" draw:layer="layout" svg:width="2.635cm" svg:height="0.662cm" svg:x="28.317cm" svg:y="147.122cm">
          <draw:text-box>
            <text:p text:style-name="P4"><text:span text:style-name="T1">3x3/1x1, 256</text:span></text:p>
          </draw:text-box>
        </draw:frame>
        <draw:polygon draw:style-name="gr8" draw:text-style-name="P7" draw:layer="layout" svg:width="5.045cm" svg:height="2.046cm" svg:x="27.082cm" svg:y="142.379cm" svg:viewBox="0 0 5046 2047" draw:points="0,0 5046,0 5046,2047 0,2047">
          <text:p/>
        </draw:polygon>
        <draw:frame draw:style-name="gr9" draw:text-style-name="P5" draw:layer="layout" svg:width="1.501cm" svg:height="0.662cm" svg:x="29.605cm" svg:y="148.78cm">
          <draw:text-box>
            <text:p text:style-name="P4"><text:span text:style-name="T1">34x8x8</text:span></text:p>
          </draw:text-box>
        </draw:frame>
        <draw:path draw:style-name="gr2" draw:text-style-name="P2" draw:layer="layout" svg:width="0cm" svg:height="1.417cm" svg:x="29.604cm" svg:y="144.796cm" svg:viewBox="0 0 0 1418" svg:d="M0 0c0 469 0 982 0 1418">
          <text:p/>
        </draw:path>
        <draw:polygon draw:style-name="gr6" draw:text-style-name="P6" draw:layer="layout" svg:width="0.317cm" svg:height="0.352cm" svg:x="29.446cm" svg:y="144.433cm" svg:viewBox="0 0 318 353" draw:points="158,0 0,353 158,176 158,353 158,176 318,353">
          <text:p/>
        </draw:polygon>
        <draw:frame draw:style-name="gr10" draw:text-style-name="P5" draw:layer="layout" svg:width="4.591cm" svg:height="0.662cm" svg:x="27.365cm" svg:y="143.012cm">
          <draw:text-box>
            <text:p text:style-name="P4"><text:span text:style-name="T1">stem_batchnorm0_fwd</text:span></text:p>
          </draw:text-box>
        </draw:frame>
        <draw:polygon draw:style-name="gr11" draw:text-style-name="P8" draw:layer="layout" svg:width="3.316cm" svg:height="2.046cm" svg:x="27.946cm" svg:y="138.534cm" svg:viewBox="0 0 3317 2047" draw:points="0,0 3317,0 3317,2047 0,2047">
          <text:p/>
        </draw:polygon>
        <draw:frame draw:style-name="gr12" draw:text-style-name="P5" draw:layer="layout" svg:width="1.75cm" svg:height="0.662cm" svg:x="29.605cm" svg:y="144.935cm">
          <draw:text-box>
            <text:p text:style-name="P4"><text:span text:style-name="T1">256x8x8</text:span></text:p>
          </draw:text-box>
        </draw:frame>
        <draw:frame draw:style-name="gr13" draw:text-style-name="P5" draw:layer="layout" svg:width="2.449cm" svg:height="0.662cm" svg:x="28.423cm" svg:y="138.902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cm" svg:height="1.417cm" svg:x="29.604cm" svg:y="140.951cm" svg:viewBox="0 0 0 1418" svg:d="M0 0c0 468 0 982 0 1418">
          <text:p/>
        </draw:path>
        <draw:polygon draw:style-name="gr6" draw:text-style-name="P6" draw:layer="layout" svg:width="0.317cm" svg:height="0.353cm" svg:x="29.446cm" svg:y="140.587cm" svg:viewBox="0 0 318 354" draw:points="158,0 0,354 158,177 158,354 158,177 318,354">
          <text:p/>
        </draw:polygon>
        <draw:frame draw:style-name="gr14" draw:text-style-name="P5" draw:layer="layout" svg:width="1.082cm" svg:height="0.662cm" svg:x="29.076cm" svg:y="139.431cm">
          <draw:text-box>
            <text:p text:style-name="P4"><text:span text:style-name="T1">leaky</text:span></text:p>
          </draw:text-box>
        </draw:frame>
        <draw:polygon draw:style-name="gr3" draw:text-style-name="P3" draw:layer="layout" svg:width="3.316cm" svg:height="2.046cm" svg:x="30.451cm" svg:y="134.689cm" svg:viewBox="0 0 3317 2047" draw:points="0,0 3317,0 3317,2047 0,2047">
          <text:p/>
        </draw:polygon>
        <draw:frame draw:style-name="gr12" draw:text-style-name="P5" draw:layer="layout" svg:width="1.75cm" svg:height="0.662cm" svg:x="29.605cm" svg:y="141.089cm">
          <draw:text-box>
            <text:p text:style-name="P4"><text:span text:style-name="T1">256x8x8</text:span></text:p>
          </draw:text-box>
        </draw:frame>
        <draw:frame draw:style-name="gr5" draw:text-style-name="P5" draw:layer="layout" svg:width="2.5cm" svg:height="0.662cm" svg:x="30.91cm" svg:y="135.057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.96cm" svg:height="1.474cm" svg:x="30.277cm" svg:y="137.05cm" svg:viewBox="0 0 961 1475" svg:d="M961 0c-315 483-665 1021-961 1475">
          <text:p/>
        </draw:path>
        <draw:polygon draw:style-name="gr6" draw:text-style-name="P6" draw:layer="layout" svg:width="0.326cm" svg:height="0.382cm" svg:x="31.112cm" svg:y="136.742cm" svg:viewBox="0 0 327 383" draw:points="327,0 0,210 231,149 134,297 231,149 267,383">
          <text:p/>
        </draw:polygon>
        <draw:frame draw:style-name="gr7" draw:text-style-name="P5" draw:layer="layout" svg:width="2.635cm" svg:height="0.662cm" svg:x="30.822cm" svg:y="135.586cm">
          <draw:text-box>
            <text:p text:style-name="P4"><text:span text:style-name="T1">3x3/1x1, 256</text:span></text:p>
          </draw:text-box>
        </draw:frame>
        <draw:polygon draw:style-name="gr8" draw:text-style-name="P7" draw:layer="layout" svg:width="5.08cm" svg:height="2.046cm" svg:x="30.028cm" svg:y="130.843cm" svg:viewBox="0 0 5081 2047" draw:points="0,0 5081,0 5081,2047 0,2047">
          <text:p/>
        </draw:polygon>
        <draw:frame draw:style-name="gr12" draw:text-style-name="P5" draw:layer="layout" svg:width="1.75cm" svg:height="0.662cm" svg:x="31.016cm" svg:y="137.244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169cm" svg:height="1.418cm" svg:x="32.232cm" svg:y="133.26cm" svg:viewBox="0 0 170 1419" svg:d="M170 0c-56 469-118 983-170 1419">
          <text:p/>
        </draw:path>
        <draw:polygon draw:style-name="gr6" draw:text-style-name="P6" draw:layer="layout" svg:width="0.316cm" svg:height="0.369cm" svg:x="32.245cm" svg:y="132.897cm" svg:viewBox="0 0 317 370" draw:points="200,0 0,331 179,175 158,350 179,175 317,370">
          <text:p/>
        </draw:polygon>
        <draw:frame draw:style-name="gr15" draw:text-style-name="P5" draw:layer="layout" svg:width="4.68cm" svg:height="0.662cm" svg:x="30.31cm" svg:y="131.476cm">
          <draw:text-box>
            <text:p text:style-name="P4"><text:span text:style-name="T1">unit0_batchnorm0_fwd</text:span></text:p>
          </draw:text-box>
        </draw:frame>
        <draw:polygon draw:style-name="gr11" draw:text-style-name="P8" draw:layer="layout" svg:width="3.316cm" svg:height="2.046cm" svg:x="30.91cm" svg:y="126.998cm" svg:viewBox="0 0 3317 2047" draw:points="0,0 3317,0 3317,2047 0,2047">
          <text:p/>
        </draw:polygon>
        <draw:frame draw:style-name="gr12" draw:text-style-name="P5" draw:layer="layout" svg:width="1.75cm" svg:height="0.662cm" svg:x="32.356cm" svg:y="133.399cm">
          <draw:text-box>
            <text:p text:style-name="P4"><text:span text:style-name="T1">256x8x8</text:span></text:p>
          </draw:text-box>
        </draw:frame>
        <draw:frame draw:style-name="gr13" draw:text-style-name="P5" draw:layer="layout" svg:width="2.449cm" svg:height="0.662cm" svg:x="31.386cm" svg:y="127.366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cm" svg:height="1.417cm" svg:x="32.568cm" svg:y="129.415cm" svg:viewBox="0 0 0 1418" svg:d="M0 0c0 468 0 982 0 1418">
          <text:p/>
        </draw:path>
        <draw:polygon draw:style-name="gr6" draw:text-style-name="P6" draw:layer="layout" svg:width="0.317cm" svg:height="0.352cm" svg:x="32.409cm" svg:y="129.052cm" svg:viewBox="0 0 318 353" draw:points="159,0 0,353 159,176 159,353 159,176 318,353">
          <text:p/>
        </draw:polygon>
        <draw:frame draw:style-name="gr14" draw:text-style-name="P5" draw:layer="layout" svg:width="1.082cm" svg:height="0.662cm" svg:x="32.039cm" svg:y="127.896cm">
          <draw:text-box>
            <text:p text:style-name="P4"><text:span text:style-name="T1">leaky</text:span></text:p>
          </draw:text-box>
        </draw:frame>
        <draw:polygon draw:style-name="gr3" draw:text-style-name="P3" draw:layer="layout" svg:width="3.316cm" svg:height="2.046cm" svg:x="30.91cm" svg:y="123.153cm" svg:viewBox="0 0 3317 2047" draw:points="0,0 3317,0 3317,2047 0,2047">
          <text:p/>
        </draw:polygon>
        <draw:frame draw:style-name="gr12" draw:text-style-name="P5" draw:layer="layout" svg:width="1.75cm" svg:height="0.662cm" svg:x="32.568cm" svg:y="129.554cm">
          <draw:text-box>
            <text:p text:style-name="P4"><text:span text:style-name="T1">256x8x8</text:span></text:p>
          </draw:text-box>
        </draw:frame>
        <draw:frame draw:style-name="gr5" draw:text-style-name="P5" draw:layer="layout" svg:width="2.5cm" svg:height="0.662cm" svg:x="31.369cm" svg:y="123.521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cm" svg:height="1.417cm" svg:x="32.568cm" svg:y="125.57cm" svg:viewBox="0 0 0 1418" svg:d="M0 0c0 468 0 982 0 1418">
          <text:p/>
        </draw:path>
        <draw:polygon draw:style-name="gr6" draw:text-style-name="P6" draw:layer="layout" svg:width="0.317cm" svg:height="0.353cm" svg:x="32.409cm" svg:y="125.206cm" svg:viewBox="0 0 318 354" draw:points="159,0 0,354 159,178 159,354 159,178 318,354">
          <text:p/>
        </draw:polygon>
        <draw:frame draw:style-name="gr7" draw:text-style-name="P5" draw:layer="layout" svg:width="2.635cm" svg:height="0.662cm" svg:x="31.28cm" svg:y="124.05cm">
          <draw:text-box>
            <text:p text:style-name="P4"><text:span text:style-name="T1">3x3/1x1, 256</text:span></text:p>
          </draw:text-box>
        </draw:frame>
        <draw:polygon draw:style-name="gr8" draw:text-style-name="P7" draw:layer="layout" svg:width="5.08cm" svg:height="2.047cm" svg:x="30.028cm" svg:y="119.307cm" svg:viewBox="0 0 5081 2048" draw:points="0,0 5081,0 5081,2048 0,2048">
          <text:p/>
        </draw:polygon>
        <draw:frame draw:style-name="gr12" draw:text-style-name="P5" draw:layer="layout" svg:width="1.75cm" svg:height="0.662cm" svg:x="32.568cm" svg:y="125.708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cm" svg:height="1.417cm" svg:x="32.568cm" svg:y="121.725cm" svg:viewBox="0 0 0 1418" svg:d="M0 0c0 468 0 982 0 1418">
          <text:p/>
        </draw:path>
        <draw:polygon draw:style-name="gr6" draw:text-style-name="P6" draw:layer="layout" svg:width="0.317cm" svg:height="0.353cm" svg:x="32.409cm" svg:y="121.361cm" svg:viewBox="0 0 318 354" draw:points="159,0 0,354 159,177 159,354 159,177 318,354">
          <text:p/>
        </draw:polygon>
        <draw:frame draw:style-name="gr15" draw:text-style-name="P5" draw:layer="layout" svg:width="4.68cm" svg:height="0.662cm" svg:x="30.31cm" svg:y="119.94cm">
          <draw:text-box>
            <text:p text:style-name="P4"><text:span text:style-name="T1">unit0_batchnorm1_fwd</text:span></text:p>
          </draw:text-box>
        </draw:frame>
        <draw:polygon draw:style-name="gr16" draw:text-style-name="P9" draw:layer="layout" svg:width="4.163cm" svg:height="2.046cm" svg:x="30.239cm" svg:y="115.462cm" svg:viewBox="0 0 4164 2047" draw:points="0,0 4164,0 4164,2047 0,2047">
          <text:p/>
        </draw:polygon>
        <draw:frame draw:style-name="gr12" draw:text-style-name="P5" draw:layer="layout" svg:width="1.75cm" svg:height="0.662cm" svg:x="32.568cm" svg:y="121.863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091cm" svg:height="1.418cm" svg:x="32.41cm" svg:y="117.879cm" svg:viewBox="0 0 92 1419" svg:d="M0 0c30 469 63 983 92 1419">
          <text:p/>
        </draw:path>
        <draw:polygon draw:style-name="gr6" draw:text-style-name="P6" draw:layer="layout" svg:width="0.317cm" svg:height="0.362cm" svg:x="32.251cm" svg:y="117.516cm" svg:viewBox="0 0 318 363" draw:points="136,0 0,363 147,176 158,353 147,176 318,343">
          <text:p/>
        </draw:polygon>
        <draw:frame draw:style-name="gr17" draw:text-style-name="P5" draw:layer="layout" svg:width="3.715cm" svg:height="0.662cm" svg:x="30.522cm" svg:y="116.095cm">
          <draw:text-box>
            <text:p text:style-name="P4"><text:span text:style-name="T1">unit0__mulscalar0</text:span></text:p>
          </draw:text-box>
        </draw:frame>
        <draw:polygon draw:style-name="gr16" draw:text-style-name="P9" draw:layer="layout" svg:width="3.316cm" svg:height="2.046cm" svg:x="27.946cm" svg:y="111.617cm" svg:viewBox="0 0 3317 2047" draw:points="0,0 3317,0 3317,2047 0,2047">
          <text:p/>
        </draw:polygon>
        <draw:frame draw:style-name="gr12" draw:text-style-name="P5" draw:layer="layout" svg:width="1.75cm" svg:height="0.662cm" svg:x="32.427cm" svg:y="118.018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328cm" svg:height="24.488cm" svg:x="29.04cm" svg:y="114.03cm" svg:viewBox="0 0 329 24489" svg:d="M261 0c-134 728-261 1636-261 2455v19228c0 958 173 2036 329 2806">
          <text:p/>
        </draw:path>
        <draw:polygon draw:style-name="gr6" draw:text-style-name="P6" draw:layer="layout" svg:width="0.312cm" svg:height="0.377cm" svg:x="29.146cm" svg:y="113.678cm" svg:viewBox="0 0 313 378" draw:points="223,0 0,318 190,174 157,348 190,174 313,378">
          <text:p/>
        </draw:polygon>
        <draw:frame draw:style-name="gr18" draw:text-style-name="P5" draw:layer="layout" svg:width="2.614cm" svg:height="0.662cm" svg:x="28.352cm" svg:y="112.25cm">
          <draw:text-box>
            <text:p text:style-name="P4"><text:span text:style-name="T1">unit0__plus0</text:span></text:p>
          </draw:text-box>
        </draw:frame>
        <draw:path draw:style-name="gr2" draw:text-style-name="P2" draw:layer="layout" svg:width="1.051cm" svg:height="1.487cm" svg:x="30.54cm" svg:y="113.965cm" svg:viewBox="0 0 1052 1488" svg:d="M0 0c344 487 729 1031 1052 1488">
          <text:p/>
        </draw:path>
        <draw:polygon draw:style-name="gr6" draw:text-style-name="P6" draw:layer="layout" svg:width="0.333cm" svg:height="0.38cm" svg:x="30.332cm" svg:y="113.67cm" svg:viewBox="0 0 334 381" draw:points="0,0 74,381 103,144 205,289 103,144 334,197">
          <text:p/>
        </draw:polygon>
        <draw:frame draw:style-name="gr12" draw:text-style-name="P5" draw:layer="layout" svg:width="1.75cm" svg:height="0.662cm" svg:x="29.04cm" svg:y="125.708cm">
          <draw:text-box>
            <text:p text:style-name="P4"><text:span text:style-name="T1">256x8x8</text:span></text:p>
          </draw:text-box>
        </draw:frame>
        <draw:polygon draw:style-name="gr11" draw:text-style-name="P8" draw:layer="layout" svg:width="3.316cm" svg:height="2.046cm" svg:x="27.946cm" svg:y="107.772cm" svg:viewBox="0 0 3317 2047" draw:points="0,0 3317,0 3317,2047 0,2047">
          <text:p/>
        </draw:polygon>
        <draw:frame draw:style-name="gr12" draw:text-style-name="P5" draw:layer="layout" svg:width="1.75cm" svg:height="0.662cm" svg:x="31.157cm" svg:y="114.173cm">
          <draw:text-box>
            <text:p text:style-name="P4"><text:span text:style-name="T1">256x8x8</text:span></text:p>
          </draw:text-box>
        </draw:frame>
        <draw:frame draw:style-name="gr13" draw:text-style-name="P5" draw:layer="layout" svg:width="2.449cm" svg:height="0.662cm" svg:x="28.423cm" svg:y="108.14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cm" svg:height="1.417cm" svg:x="29.604cm" svg:y="110.189cm" svg:viewBox="0 0 0 1418" svg:d="M0 0c0 468 0 982 0 1418">
          <text:p/>
        </draw:path>
        <draw:polygon draw:style-name="gr6" draw:text-style-name="P6" draw:layer="layout" svg:width="0.317cm" svg:height="0.353cm" svg:x="29.446cm" svg:y="109.825cm" svg:viewBox="0 0 318 354" draw:points="158,0 0,354 158,178 158,354 158,178 318,354">
          <text:p/>
        </draw:polygon>
        <draw:frame draw:style-name="gr14" draw:text-style-name="P5" draw:layer="layout" svg:width="1.082cm" svg:height="0.662cm" svg:x="29.076cm" svg:y="108.669cm">
          <draw:text-box>
            <text:p text:style-name="P4"><text:span text:style-name="T1">leaky</text:span></text:p>
          </draw:text-box>
        </draw:frame>
        <draw:frame draw:style-name="gr12" draw:text-style-name="P5" draw:layer="layout" svg:width="1.75cm" svg:height="0.662cm" svg:x="29.605cm" svg:y="110.327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cm" svg:height="1.417cm" svg:x="29.61cm" svg:y="109.986cm" svg:viewBox="0 0 0 1418" svg:d="M0 0c0 469 0 983 0 1418">
          <text:p/>
        </draw:path>
        <draw:polygon draw:style-name="gr3" draw:text-style-name="P3" draw:layer="layout" svg:width="3.316cm" svg:height="2.046cm" svg:x="30.563cm" svg:y="100.679cm" svg:viewBox="0 0 3317 2047" draw:points="0,0 3317,0 3317,2047 0,2047">
          <text:p/>
        </draw:polygon>
        <draw:frame draw:style-name="gr5" draw:text-style-name="P5" draw:layer="layout" svg:width="2.5cm" svg:height="0.662cm" svg:x="31.022cm" svg:y="101.047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2.031cm" svg:height="4.698cm" svg:x="30.058cm" svg:y="102.894cm" svg:viewBox="0 0 2032 4699" svg:d="M2032 0c-677 1548-1416 3256-2032 4699">
          <text:p/>
        </draw:path>
        <draw:polygon draw:style-name="gr6" draw:text-style-name="P6" draw:layer="layout" svg:width="0.314cm" svg:height="0.371cm" svg:x="31.874cm" svg:y="102.732cm" svg:viewBox="0 0 315 372" draw:points="205,0 0,328 181,175 157,350 181,175 315,372">
          <text:p/>
        </draw:polygon>
        <draw:frame draw:style-name="gr7" draw:text-style-name="P5" draw:layer="layout" svg:width="2.635cm" svg:height="0.662cm" svg:x="30.934cm" svg:y="101.576cm">
          <draw:text-box>
            <text:p text:style-name="P4"><text:span text:style-name="T1">1x1/1x1, 128</text:span></text:p>
          </draw:text-box>
        </draw:frame>
        <draw:polygon draw:style-name="gr8" draw:text-style-name="P7" draw:layer="layout" svg:width="5.432cm" svg:height="2.047cm" svg:x="30.034cm" svg:y="96.833cm" svg:viewBox="0 0 5433 2048" draw:points="0,0 5433,0 5433,2048 0,2048">
          <text:p/>
        </draw:polygon>
        <draw:frame draw:style-name="gr12" draw:text-style-name="P5" draw:layer="layout" svg:width="1.75cm" svg:height="0.662cm" svg:x="32.01cm" svg:y="103.234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197cm" svg:height="1.432cm" svg:x="32.363cm" svg:y="99.237cm" svg:viewBox="0 0 198 1433" svg:d="M198 0c-65 472-136 993-198 1433">
          <text:p/>
        </draw:path>
        <draw:polygon draw:style-name="gr6" draw:text-style-name="P6" draw:layer="layout" svg:width="0.314cm" svg:height="0.371cm" svg:x="32.403cm" svg:y="98.887cm" svg:viewBox="0 0 315 372" draw:points="206,0 0,329 182,176 158,350 182,176 315,372">
          <text:p/>
        </draw:polygon>
        <draw:frame draw:style-name="gr19" draw:text-style-name="P5" draw:layer="layout" svg:width="5.035cm" svg:height="0.662cm" svg:x="30.316cm" svg:y="97.466cm">
          <draw:text-box>
            <text:p text:style-name="P4"><text:span text:style-name="T1">unitX0_batchnorm0_fwd</text:span></text:p>
          </draw:text-box>
        </draw:frame>
        <draw:polygon draw:style-name="gr11" draw:text-style-name="P8" draw:layer="layout" svg:width="3.317cm" svg:height="2.046cm" svg:x="31.409cm" svg:y="92.688cm" svg:viewBox="0 0 3318 2047" draw:points="0,0 3318,0 3318,2047 0,2047">
          <text:p/>
        </draw:polygon>
        <draw:frame draw:style-name="gr12" draw:text-style-name="P5" draw:layer="layout" svg:width="1.75cm" svg:height="0.662cm" svg:x="32.504cm" svg:y="99.389cm">
          <draw:text-box>
            <text:p text:style-name="P4"><text:span text:style-name="T1">128x8x8</text:span></text:p>
          </draw:text-box>
        </draw:frame>
        <draw:frame draw:style-name="gr13" draw:text-style-name="P5" draw:layer="layout" svg:width="2.449cm" svg:height="0.662cm" svg:x="31.886cm" svg:y="93.057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.143cm" svg:height="2.031cm" svg:x="32.835cm" svg:y="94.766cm" svg:viewBox="0 0 144 2032" svg:d="M144 0c-46 673-99 1408-144 2032">
          <text:p/>
        </draw:path>
        <draw:polygon draw:style-name="gr6" draw:text-style-name="P6" draw:layer="layout" svg:width="0.317cm" svg:height="0.364cm" svg:x="32.795cm" svg:y="94.742cm" svg:viewBox="0 0 318 365" draw:points="188,0 0,339 174,176 159,352 174,176 318,365">
          <text:p/>
        </draw:polygon>
        <draw:frame draw:style-name="gr14" draw:text-style-name="P5" draw:layer="layout" svg:width="1.082cm" svg:height="0.662cm" svg:x="32.539cm" svg:y="93.586cm">
          <draw:text-box>
            <text:p text:style-name="P4"><text:span text:style-name="T1">leaky</text:span></text:p>
          </draw:text-box>
        </draw:frame>
        <draw:polygon draw:style-name="gr3" draw:text-style-name="P3" draw:layer="layout" svg:width="3.316cm" svg:height="2.046cm" svg:x="29.686cm" svg:y="88.843cm" svg:viewBox="0 0 3317 2047" draw:points="0,0 3317,0 3317,2047 0,2047">
          <text:p/>
        </draw:polygon>
        <draw:frame draw:style-name="gr12" draw:text-style-name="P5" draw:layer="layout" svg:width="1.75cm" svg:height="0.662cm" svg:x="32.927cm" svg:y="95.244cm">
          <draw:text-box>
            <text:p text:style-name="P4"><text:span text:style-name="T1">128x8x8</text:span></text:p>
          </draw:text-box>
        </draw:frame>
        <draw:frame draw:style-name="gr5" draw:text-style-name="P5" draw:layer="layout" svg:width="2.5cm" svg:height="0.662cm" svg:x="30.145cm" svg:y="89.211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1.951cm" svg:height="1.371cm" svg:x="31.281cm" svg:y="91.26cm" svg:viewBox="0 0 1952 1372" svg:d="M0 0c680 452 1360 949 1952 1372">
          <text:p/>
        </draw:path>
        <draw:polygon draw:style-name="gr6" draw:text-style-name="P6" draw:layer="layout" svg:width="0.317cm" svg:height="0.36cm" svg:x="31.122cm" svg:y="90.896cm" svg:viewBox="0 0 318 361" draw:points="175,0 0,346 167,177 158,354 167,177 318,361">
          <text:p/>
        </draw:polygon>
        <draw:frame draw:style-name="gr20" draw:text-style-name="P5" draw:layer="layout" svg:width="2.385cm" svg:height="0.662cm" svg:x="30.057cm" svg:y="89.74cm">
          <draw:text-box>
            <text:p text:style-name="P4"><text:span text:style-name="T1">3x3/1x1, 64</text:span></text:p>
          </draw:text-box>
        </draw:frame>
        <draw:polygon draw:style-name="gr8" draw:text-style-name="P7" draw:layer="layout" svg:width="5.433cm" svg:height="2.046cm" svg:x="30.704cm" svg:y="84.498cm" svg:viewBox="0 0 5434 2047" draw:points="0,0 5434,0 5434,2047 0,2047">
          <text:p/>
        </draw:polygon>
        <draw:frame draw:style-name="gr12" draw:text-style-name="P5" draw:layer="layout" svg:width="1.75cm" svg:height="0.662cm" svg:x="30.004cm" svg:y="91.489cm">
          <draw:text-box>
            <text:p text:style-name="P4"><text:span text:style-name="T1">128x8x8</text:span></text:p>
          </draw:text-box>
        </draw:frame>
        <draw:path draw:style-name="gr2" draw:text-style-name="P2" draw:layer="layout" svg:width="0.065cm" svg:height="1.881cm" svg:x="31.391cm" svg:y="86.915cm" svg:viewBox="0 0 66 1882" svg:d="M66 0c-22 621-46 1304-66 1882">
          <text:p/>
        </draw:path>
        <draw:polygon draw:style-name="gr6" draw:text-style-name="P6" draw:layer="layout" svg:width="0.317cm" svg:height="0.36cm" svg:x="31.298cm" svg:y="86.551cm" svg:viewBox="0 0 318 361" draw:points="176,0 0,346 168,177 160,354 168,177 318,361">
          <text:p/>
        </draw:polygon>
        <draw:frame draw:style-name="gr19" draw:text-style-name="P5" draw:layer="layout" svg:width="5.035cm" svg:height="0.662cm" svg:x="30.987cm" svg:y="85.131cm">
          <draw:text-box>
            <text:p text:style-name="P4"><text:span text:style-name="T1">unitX0_batchnorm1_fwd</text:span></text:p>
          </draw:text-box>
        </draw:frame>
        <draw:polygon draw:style-name="gr11" draw:text-style-name="P8" draw:layer="layout" svg:width="3.316cm" svg:height="2.046cm" svg:x="32.15cm" svg:y="80.652cm" svg:viewBox="0 0 3317 2047" draw:points="0,0 3317,0 3317,2047 0,2047">
          <text:p/>
        </draw:polygon>
        <draw:frame draw:style-name="gr9" draw:text-style-name="P5" draw:layer="layout" svg:width="1.501cm" svg:height="0.662cm" svg:x="31.732cm" svg:y="87.179cm">
          <draw:text-box>
            <text:p text:style-name="P4"><text:span text:style-name="T1">64x8x8</text:span></text:p>
          </draw:text-box>
        </draw:frame>
        <draw:frame draw:style-name="gr13" draw:text-style-name="P5" draw:layer="layout" svg:width="2.449cm" svg:height="0.662cm" svg:x="32.627cm" svg:y="81.021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.143cm" svg:height="1.418cm" svg:x="33.525cm" svg:y="83.069cm" svg:viewBox="0 0 144 1419" svg:d="M144 0c-49 469-100 984-144 1419">
          <text:p/>
        </draw:path>
        <draw:polygon draw:style-name="gr6" draw:text-style-name="P6" draw:layer="layout" svg:width="0.316cm" svg:height="0.367cm" svg:x="33.511cm" svg:y="82.706cm" svg:viewBox="0 0 317 368" draw:points="193,0 0,336 176,176 158,352 176,176 317,368">
          <text:p/>
        </draw:polygon>
        <draw:frame draw:style-name="gr14" draw:text-style-name="P5" draw:layer="layout" svg:width="1.082cm" svg:height="0.662cm" svg:x="33.28cm" svg:y="81.55cm">
          <draw:text-box>
            <text:p text:style-name="P4"><text:span text:style-name="T1">leaky</text:span></text:p>
          </draw:text-box>
        </draw:frame>
        <draw:polygon draw:style-name="gr3" draw:text-style-name="P3" draw:layer="layout" svg:width="3.316cm" svg:height="2.046cm" svg:x="32.362cm" svg:y="76.807cm" svg:viewBox="0 0 3317 2047" draw:points="0,0 3317,0 3317,2047 0,2047">
          <text:p/>
        </draw:polygon>
        <draw:frame draw:style-name="gr12" draw:text-style-name="P5" draw:layer="layout" svg:width="1.75cm" svg:height="0.662cm" svg:x="33.632cm" svg:y="83.208cm">
          <draw:text-box>
            <text:p text:style-name="P4"><text:span text:style-name="T1">128x8x8</text:span></text:p>
          </draw:text-box>
        </draw:frame>
        <draw:frame draw:style-name="gr5" draw:text-style-name="P5" draw:layer="layout" svg:width="2.5cm" svg:height="0.662cm" svg:x="32.821cm" svg:y="77.175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.078cm" svg:height="1.418cm" svg:x="33.865cm" svg:y="79.224cm" svg:viewBox="0 0 79 1419" svg:d="M79 0c-27 470-55 983-79 1419">
          <text:p/>
        </draw:path>
        <draw:polygon draw:style-name="gr6" draw:text-style-name="P6" draw:layer="layout" svg:width="0.317cm" svg:height="0.361cm" svg:x="33.785cm" svg:y="78.861cm" svg:viewBox="0 0 318 362" draw:points="179,0 0,344 170,177 160,353 170,177 318,362">
          <text:p/>
        </draw:polygon>
        <draw:frame draw:style-name="gr7" draw:text-style-name="P5" draw:layer="layout" svg:width="2.635cm" svg:height="0.662cm" svg:x="32.733cm" svg:y="77.705cm">
          <draw:text-box>
            <text:p text:style-name="P4"><text:span text:style-name="T1">1x1/1x1, 256</text:span></text:p>
          </draw:text-box>
        </draw:frame>
        <draw:polygon draw:style-name="gr8" draw:text-style-name="P7" draw:layer="layout" svg:width="5.433cm" svg:height="2.046cm" svg:x="31.374cm" svg:y="72.962cm" svg:viewBox="0 0 5434 2047" draw:points="0,0 5434,0 5434,2047 0,2047">
          <text:p/>
        </draw:polygon>
        <draw:frame draw:style-name="gr12" draw:text-style-name="P5" draw:layer="layout" svg:width="1.75cm" svg:height="0.662cm" svg:x="33.915cm" svg:y="79.363cm">
          <draw:text-box>
            <text:p text:style-name="P4"><text:span text:style-name="T1">128x8x8</text:span></text:p>
          </draw:text-box>
        </draw:frame>
        <draw:path draw:style-name="gr2" draw:text-style-name="P2" draw:layer="layout" svg:width="0.026cm" svg:height="1.418cm" svg:x="34.039cm" svg:y="75.379cm" svg:viewBox="0 0 27 1419" svg:d="M27 0c-10 468-19 982-27 1419">
          <text:p/>
        </draw:path>
        <draw:polygon draw:style-name="gr6" draw:text-style-name="P6" draw:layer="layout" svg:width="0.318cm" svg:height="0.356cm" svg:x="33.906cm" svg:y="75.015cm" svg:viewBox="0 0 319 357" draw:points="166,0 0,351 162,177 159,354 162,177 319,357">
          <text:p/>
        </draw:polygon>
        <draw:frame draw:style-name="gr19" draw:text-style-name="P5" draw:layer="layout" svg:width="5.035cm" svg:height="0.662cm" svg:x="31.657cm" svg:y="73.595cm">
          <draw:text-box>
            <text:p text:style-name="P4"><text:span text:style-name="T1">unitX0_batchnorm2_fwd</text:span></text:p>
          </draw:text-box>
        </draw:frame>
        <draw:polygon draw:style-name="gr21" draw:text-style-name="P10" draw:layer="layout" svg:width="3.316cm" svg:height="2.046cm" svg:x="33.703cm" svg:y="69.117cm" svg:viewBox="0 0 3317 2047" draw:points="0,0 3317,0 3317,2047 0,2047">
          <text:p/>
        </draw:polygon>
        <draw:frame draw:style-name="gr12" draw:text-style-name="P5" draw:layer="layout" svg:width="1.75cm" svg:height="0.662cm" svg:x="34.056cm" svg:y="75.517cm">
          <draw:text-box>
            <text:p text:style-name="P4"><text:span text:style-name="T1">256x8x8</text:span></text:p>
          </draw:text-box>
        </draw:frame>
        <draw:frame draw:style-name="gr22" draw:text-style-name="P5" draw:layer="layout" svg:width="1.556cm" svg:height="0.662cm" svg:x="34.603cm" svg:y="69.485cm">
          <draw:text-box>
            <text:p text:style-name="P4"><text:span text:style-name="T1">Pooling</text:span></text:p>
          </draw:text-box>
        </draw:frame>
        <draw:path draw:style-name="gr2" draw:text-style-name="P2" draw:layer="layout" svg:width="0.477cm" svg:height="1.446cm" svg:x="34.432cm" svg:y="71.506cm" svg:viewBox="0 0 478 1447" svg:d="M478 0c-157 476-330 1001-478 1447">
          <text:p/>
        </draw:path>
        <draw:polygon draw:style-name="gr6" draw:text-style-name="P6" draw:layer="layout" svg:width="0.301cm" svg:height="0.385cm" svg:x="34.759cm" svg:y="71.17cm" svg:viewBox="0 0 302 386" draw:points="262,0 0,286 207,167 152,336 207,167 302,386">
          <text:p/>
        </draw:polygon>
        <draw:frame draw:style-name="gr23" draw:text-style-name="P5" draw:layer="layout" svg:width="2.606cm" svg:height="0.662cm" svg:x="34.091cm" svg:y="70.014cm">
          <draw:text-box>
            <text:p text:style-name="P4"><text:span text:style-name="T1">avg, 8x8/8x8</text:span></text:p>
          </draw:text-box>
        </draw:frame>
        <draw:polygon draw:style-name="gr3" draw:text-style-name="P3" draw:layer="layout" svg:width="3.633cm" svg:height="2.046cm" svg:x="33.65cm" svg:y="65.271cm" svg:viewBox="0 0 3634 2047" draw:points="0,0 3634,0 3634,2047 0,2047">
          <text:p/>
        </draw:polygon>
        <draw:frame draw:style-name="gr12" draw:text-style-name="P5" draw:layer="layout" svg:width="1.75cm" svg:height="0.662cm" svg:x="34.797cm" svg:y="71.672cm">
          <draw:text-box>
            <text:p text:style-name="P4"><text:span text:style-name="T1">256x8x8</text:span></text:p>
          </draw:text-box>
        </draw:frame>
        <draw:frame draw:style-name="gr24" draw:text-style-name="P5" draw:layer="layout" svg:width="3.185cm" svg:height="0.662cm" svg:x="33.932cm" svg:y="65.64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.039cm" svg:height="1.418cm" svg:x="35.389cm" svg:y="67.688cm" svg:viewBox="0 0 40 1419" svg:d="M40 0c-13 470-27 984-40 1419">
          <text:p/>
        </draw:path>
        <draw:polygon draw:style-name="gr6" draw:text-style-name="P6" draw:layer="layout" svg:width="0.317cm" svg:height="0.357cm" svg:x="35.27cm" svg:y="67.325cm" svg:viewBox="0 0 318 358" draw:points="169,0 0,349 164,176 158,353 164,176 318,358">
          <text:p/>
        </draw:polygon>
        <draw:frame draw:style-name="gr25" draw:text-style-name="P5" draw:layer="layout" svg:width="0.502cm" svg:height="0.662cm" svg:x="35.22cm" svg:y="66.169cm">
          <draw:text-box>
            <text:p text:style-name="P4"><text:span text:style-name="T1">16</text:span></text:p>
          </draw:text-box>
        </draw:frame>
        <draw:polygon draw:style-name="gr11" draw:text-style-name="P8" draw:layer="layout" svg:width="3.316cm" svg:height="2.046cm" svg:x="33.914cm" svg:y="61.426cm" svg:viewBox="0 0 3317 2047" draw:points="0,0 3317,0 3317,2047 0,2047">
          <text:p/>
        </draw:polygon>
        <draw:frame draw:style-name="gr12" draw:text-style-name="P5" draw:layer="layout" svg:width="1.75cm" svg:height="0.662cm" svg:x="35.396cm" svg:y="67.827cm">
          <draw:text-box>
            <text:p text:style-name="P4"><text:span text:style-name="T1">256x1x1</text:span></text:p>
          </draw:text-box>
        </draw:frame>
        <draw:frame draw:style-name="gr13" draw:text-style-name="P5" draw:layer="layout" svg:width="2.449cm" svg:height="0.662cm" svg:x="34.391cm" svg:y="61.794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.039cm" svg:height="1.418cm" svg:x="35.495cm" svg:y="63.843cm" svg:viewBox="0 0 40 1419" svg:d="M40 0c-13 468-28 982-40 1419">
          <text:p/>
        </draw:path>
        <draw:polygon draw:style-name="gr6" draw:text-style-name="P6" draw:layer="layout" svg:width="0.318cm" svg:height="0.357cm" svg:x="35.375cm" svg:y="63.479cm" svg:viewBox="0 0 319 358" draw:points="170,0 0,350 165,178 160,354 165,178 319,358">
          <text:p/>
        </draw:polygon>
        <draw:frame draw:style-name="gr14" draw:text-style-name="P5" draw:layer="layout" svg:width="1.082cm" svg:height="0.662cm" svg:x="35.044cm" svg:y="62.324cm">
          <draw:text-box>
            <text:p text:style-name="P4"><text:span text:style-name="T1">leaky</text:span></text:p>
          </draw:text-box>
        </draw:frame>
        <draw:polygon draw:style-name="gr3" draw:text-style-name="P3" draw:layer="layout" svg:width="3.634cm" svg:height="2.046cm" svg:x="33.861cm" svg:y="57.581cm" svg:viewBox="0 0 3635 2047" draw:points="0,0 3635,0 3635,2047 0,2047">
          <text:p/>
        </draw:polygon>
        <draw:frame draw:style-name="gr25" draw:text-style-name="P5" draw:layer="layout" svg:width="0.502cm" svg:height="0.662cm" svg:x="35.502cm" svg:y="63.982cm">
          <draw:text-box>
            <text:p text:style-name="P4"><text:span text:style-name="T1">16</text:span></text:p>
          </draw:text-box>
        </draw:frame>
        <draw:frame draw:style-name="gr24" draw:text-style-name="P5" draw:layer="layout" svg:width="3.185cm" svg:height="0.662cm" svg:x="34.144cm" svg:y="57.949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.039cm" svg:height="1.418cm" svg:x="35.601cm" svg:y="59.998cm" svg:viewBox="0 0 40 1419" svg:d="M40 0c-14 468-28 983-40 1419">
          <text:p/>
        </draw:path>
        <draw:polygon draw:style-name="gr6" draw:text-style-name="P6" draw:layer="layout" svg:width="0.318cm" svg:height="0.357cm" svg:x="35.481cm" svg:y="59.634cm" svg:viewBox="0 0 319 358" draw:points="169,0 0,349 164,177 159,354 164,177 319,358">
          <text:p/>
        </draw:polygon>
        <draw:frame draw:style-name="gr26" draw:text-style-name="P5" draw:layer="layout" svg:width="0.751cm" svg:height="0.662cm" svg:x="35.308cm" svg:y="58.478cm">
          <draw:text-box>
            <text:p text:style-name="P4"><text:span text:style-name="T1">256</text:span></text:p>
          </draw:text-box>
        </draw:frame>
        <draw:polygon draw:style-name="gr11" draw:text-style-name="P8" draw:layer="layout" svg:width="3.316cm" svg:height="2.047cm" svg:x="34.161cm" svg:y="53.735cm" svg:viewBox="0 0 3317 2048" draw:points="0,0 3317,0 3317,2048 0,2048">
          <text:p/>
        </draw:polygon>
        <draw:frame draw:style-name="gr25" draw:text-style-name="P5" draw:layer="layout" svg:width="0.502cm" svg:height="0.662cm" svg:x="35.608cm" svg:y="60.136cm">
          <draw:text-box>
            <text:p text:style-name="P4"><text:span text:style-name="T1">16</text:span></text:p>
          </draw:text-box>
        </draw:frame>
        <draw:frame draw:style-name="gr27" draw:text-style-name="P5" draw:layer="layout" svg:width="2.106cm" svg:height="0.662cm" svg:x="34.797cm" svg:y="54.104cm">
          <draw:text-box>
            <text:p text:style-name="P4"><text:span text:style-name="T1">Activation</text:span></text:p>
          </draw:text-box>
        </draw:frame>
        <draw:path draw:style-name="gr2" draw:text-style-name="P2" draw:layer="layout" svg:width="0.052cm" svg:height="1.418cm" svg:x="35.716cm" svg:y="56.152cm" svg:viewBox="0 0 53 1419" svg:d="M53 0c-18 469-37 984-53 1419">
          <text:p/>
        </draw:path>
        <draw:polygon draw:style-name="gr6" draw:text-style-name="P6" draw:layer="layout" svg:width="0.317cm" svg:height="0.358cm" svg:x="35.61cm" svg:y="55.789cm" svg:viewBox="0 0 318 359" draw:points="172,0 0,348 166,176 159,353 166,176 318,359">
          <text:p/>
        </draw:polygon>
        <draw:frame draw:style-name="gr28" draw:text-style-name="P5" draw:layer="layout" svg:width="1.611cm" svg:height="0.662cm" svg:x="35.026cm" svg:y="54.633cm">
          <draw:text-box>
            <text:p text:style-name="P4"><text:span text:style-name="T1">sigmoid</text:span></text:p>
          </draw:text-box>
        </draw:frame>
        <draw:polygon draw:style-name="gr29" draw:text-style-name="P11" draw:layer="layout" svg:width="4.48cm" svg:height="2.046cm" svg:x="33.65cm" svg:y="49.89cm" svg:viewBox="0 0 4481 2047" draw:points="0,0 4481,0 4481,2047 0,2047">
          <text:p/>
        </draw:polygon>
        <draw:frame draw:style-name="gr26" draw:text-style-name="P5" draw:layer="layout" svg:width="0.751cm" svg:height="0.662cm" svg:x="35.749cm" svg:y="56.291cm">
          <draw:text-box>
            <text:p text:style-name="P4"><text:span text:style-name="T1">256</text:span></text:p>
          </draw:text-box>
        </draw:frame>
        <draw:path draw:style-name="gr2" draw:text-style-name="P2" draw:layer="layout" svg:width="0.026cm" svg:height="1.418cm" svg:x="35.838cm" svg:y="52.307cm" svg:viewBox="0 0 27 1419" svg:d="M27 0c-9 470-19 983-27 1419">
          <text:p/>
        </draw:path>
        <draw:polygon draw:style-name="gr6" draw:text-style-name="P6" draw:layer="layout" svg:width="0.317cm" svg:height="0.355cm" svg:x="35.706cm" svg:y="51.944cm" svg:viewBox="0 0 318 356" draw:points="166,0 0,350 163,176 159,353 163,176 318,356">
          <text:p/>
        </draw:polygon>
        <draw:frame draw:style-name="gr30" draw:text-style-name="P5" draw:layer="layout" svg:width="4.07cm" svg:height="0.662cm" svg:x="33.932cm" svg:y="50.523cm">
          <draw:text-box>
            <text:p text:style-name="P4"><text:span text:style-name="T1">unitX0_se0reshape0</text:span></text:p>
          </draw:text-box>
        </draw:frame>
        <draw:polygon draw:style-name="gr16" draw:text-style-name="P9" draw:layer="layout" svg:width="5.856cm" svg:height="2.046cm" svg:x="30.034cm" svg:y="46.045cm" svg:viewBox="0 0 5857 2047" draw:points="0,0 5857,0 5857,2047 0,2047">
          <text:p/>
        </draw:polygon>
        <draw:frame draw:style-name="gr26" draw:text-style-name="P5" draw:layer="layout" svg:width="0.751cm" svg:height="0.662cm" svg:x="35.855cm" svg:y="52.446cm">
          <draw:text-box>
            <text:p text:style-name="P4"><text:span text:style-name="T1">256</text:span></text:p>
          </draw:text-box>
        </draw:frame>
        <draw:path draw:style-name="gr2" draw:text-style-name="P2" draw:layer="layout" svg:width="0.825cm" svg:height="24.499cm" svg:x="32.644cm" svg:y="48.448cm" svg:viewBox="0 0 826 24500" svg:d="M148 0c-75 732-148 1647-148 2466v19227c0 998 433 2054 826 2807">
          <text:p/>
        </draw:path>
        <draw:polygon draw:style-name="gr6" draw:text-style-name="P6" draw:layer="layout" svg:width="0.316cm" svg:height="0.368cm" svg:x="32.635cm" svg:y="48.094cm" svg:viewBox="0 0 317 369" draw:points="197,0 0,335 177,176 158,352 177,176 317,369">
          <text:p/>
        </draw:polygon>
        <draw:frame draw:style-name="gr31" draw:text-style-name="P5" draw:layer="layout" svg:width="5.484cm" svg:height="0.662cm" svg:x="30.316cm" svg:y="46.678cm">
          <draw:text-box>
            <text:p text:style-name="P4"><text:span text:style-name="T1">unitX0_se0broadcast_mul0</text:span></text:p>
          </draw:text-box>
        </draw:frame>
        <draw:path draw:style-name="gr2" draw:text-style-name="P2" draw:layer="layout" svg:width="1.132cm" svg:height="1.487cm" svg:x="33.971cm" svg:y="48.393cm" svg:viewBox="0 0 1133 1488" svg:d="M0 0c371 487 785 1031 1133 1488">
          <text:p/>
        </draw:path>
        <draw:polygon draw:style-name="gr6" draw:text-style-name="P6" draw:layer="layout" svg:width="0.34cm" svg:height="0.377cm" svg:x="33.746cm" svg:y="48.098cm" svg:viewBox="0 0 341 378" draw:points="0,0 88,378 107,141 214,282 107,141 341,185">
          <text:p/>
        </draw:polygon>
        <draw:frame draw:style-name="gr12" draw:text-style-name="P5" draw:layer="layout" svg:width="1.75cm" svg:height="0.662cm" svg:x="32.645cm" svg:y="60.136cm">
          <draw:text-box>
            <text:p text:style-name="P4"><text:span text:style-name="T1">256x8x8</text:span></text:p>
          </draw:text-box>
        </draw:frame>
        <draw:polygon draw:style-name="gr16" draw:text-style-name="P9" draw:layer="layout" svg:width="4.516cm" svg:height="2.046cm" svg:x="30.351cm" svg:y="42.2cm" svg:viewBox="0 0 4517 2047" draw:points="0,0 4517,0 4517,2047 0,2047">
          <text:p/>
        </draw:polygon>
        <draw:frame draw:style-name="gr12" draw:text-style-name="P5" draw:layer="layout" svg:width="1.75cm" svg:height="0.662cm" svg:x="34.585cm" svg:y="48.6cm">
          <draw:text-box>
            <text:p text:style-name="P4"><text:span text:style-name="T1">256x1x1</text:span></text:p>
          </draw:text-box>
        </draw:frame>
        <draw:path draw:style-name="gr2" draw:text-style-name="P2" draw:layer="layout" svg:width="0.13cm" svg:height="1.418cm" svg:x="32.737cm" svg:y="44.617cm" svg:viewBox="0 0 131 1419" svg:d="M0 0c44 468 91 983 131 1419">
          <text:p/>
        </draw:path>
        <draw:polygon draw:style-name="gr6" draw:text-style-name="P6" draw:layer="layout" svg:width="0.316cm" svg:height="0.366cm" svg:x="32.578cm" svg:y="44.253cm" svg:viewBox="0 0 317 367" draw:points="125,0 0,367 142,177 158,352 142,177 317,338">
          <text:p/>
        </draw:polygon>
        <draw:frame draw:style-name="gr30" draw:text-style-name="P5" draw:layer="layout" svg:width="4.07cm" svg:height="0.662cm" svg:x="30.634cm" svg:y="42.833cm">
          <draw:text-box>
            <text:p text:style-name="P4"><text:span text:style-name="T1">unitX0__mulscalar0</text:span></text:p>
          </draw:text-box>
        </draw:frame>
        <draw:polygon draw:style-name="gr16" draw:text-style-name="P9" draw:layer="layout" svg:width="3.422cm" svg:height="2.046cm" svg:x="27.899cm" svg:y="38.354cm" svg:viewBox="0 0 3423 2047" draw:points="0,0 3423,0 3423,2047 0,2047">
          <text:p/>
        </draw:polygon>
        <draw:frame draw:style-name="gr12" draw:text-style-name="P5" draw:layer="layout" svg:width="1.75cm" svg:height="0.662cm" svg:x="32.786cm" svg:y="44.755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328cm" svg:height="66.786cm" svg:x="29.046cm" svg:y="40.768cm" svg:viewBox="0 0 329 66787" svg:d="M261 0c-134 727-261 1635-261 2455v61525c0 958 173 2037 329 2807">
          <text:p/>
        </draw:path>
        <draw:polygon draw:style-name="gr6" draw:text-style-name="P6" draw:layer="layout" svg:width="0.312cm" svg:height="0.376cm" svg:x="29.152cm" svg:y="40.416cm" svg:viewBox="0 0 313 377" draw:points="223,0 0,316 190,173 157,346 190,173 313,377">
          <text:p/>
        </draw:polygon>
        <draw:frame draw:style-name="gr32" draw:text-style-name="P5" draw:layer="layout" svg:width="2.97cm" svg:height="0.662cm" svg:x="28.182cm" svg:y="38.987cm">
          <draw:text-box>
            <text:p text:style-name="P4"><text:span text:style-name="T1">unitX0__plus0</text:span></text:p>
          </draw:text-box>
        </draw:frame>
        <draw:path draw:style-name="gr2" draw:text-style-name="P2" draw:layer="layout" svg:width="1.17cm" svg:height="1.501cm" svg:x="30.633cm" svg:y="40.688cm" svg:viewBox="0 0 1171 1502" svg:d="M0 0c382 491 811 1041 1171 1502">
          <text:p/>
        </draw:path>
        <draw:polygon draw:style-name="gr6" draw:text-style-name="P6" draw:layer="layout" svg:width="0.342cm" svg:height="0.376cm" svg:x="30.414cm" svg:y="40.408cm" svg:viewBox="0 0 343 377" draw:points="0,0 92,377 108,139 217,279 108,139 343,181">
          <text:p/>
        </draw:polygon>
        <draw:frame draw:style-name="gr12" draw:text-style-name="P5" draw:layer="layout" svg:width="1.75cm" svg:height="0.662cm" svg:x="29.046cm" svg:y="73.595cm">
          <draw:text-box>
            <text:p text:style-name="P4"><text:span text:style-name="T1">256x8x8</text:span></text:p>
          </draw:text-box>
        </draw:frame>
        <draw:polygon draw:style-name="gr11" draw:text-style-name="P8" draw:layer="layout" svg:width="3.316cm" svg:height="2.046cm" svg:x="27.952cm" svg:y="34.509cm" svg:viewBox="0 0 3317 2047" draw:points="0,0 3317,0 3317,2047 0,2047">
          <text:p/>
        </draw:polygon>
        <draw:frame draw:style-name="gr12" draw:text-style-name="P5" draw:layer="layout" svg:width="1.75cm" svg:height="0.662cm" svg:x="31.304cm" svg:y="40.91cm">
          <draw:text-box>
            <text:p text:style-name="P4"><text:span text:style-name="T1">256x8x8</text:span></text:p>
          </draw:text-box>
        </draw:frame>
        <draw:frame draw:style-name="gr13" draw:text-style-name="P5" draw:layer="layout" svg:width="2.449cm" svg:height="0.662cm" svg:x="28.429cm" svg:y="34.877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cm" svg:height="1.417cm" svg:x="29.61cm" svg:y="36.926cm" svg:viewBox="0 0 0 1418" svg:d="M0 0c0 468 0 982 0 1418">
          <text:p/>
        </draw:path>
        <draw:polygon draw:style-name="gr6" draw:text-style-name="P6" draw:layer="layout" svg:width="0.317cm" svg:height="0.352cm" svg:x="29.452cm" svg:y="36.563cm" svg:viewBox="0 0 318 353" draw:points="158,0 0,353 158,177 158,353 158,177 318,353">
          <text:p/>
        </draw:polygon>
        <draw:frame draw:style-name="gr14" draw:text-style-name="P5" draw:layer="layout" svg:width="1.082cm" svg:height="0.662cm" svg:x="29.082cm" svg:y="35.407cm">
          <draw:text-box>
            <text:p text:style-name="P4"><text:span text:style-name="T1">leaky</text:span></text:p>
          </draw:text-box>
        </draw:frame>
        <draw:frame draw:style-name="gr12" draw:text-style-name="P5" draw:layer="layout" svg:width="1.75cm" svg:height="0.662cm" svg:x="29.611cm" svg:y="37.065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cm" svg:height="1.417cm" svg:x="29.606cm" svg:y="36.908cm" svg:viewBox="0 0 0 1418" svg:d="M0 0c0 468 0 982 0 1418">
          <text:p/>
        </draw:path>
        <draw:polygon draw:style-name="gr6" draw:text-style-name="P6" draw:layer="layout" svg:width="0.317cm" svg:height="0.353cm" svg:x="29.448cm" svg:y="36.544cm" svg:viewBox="0 0 318 354" draw:points="158,0 0,354 158,178 158,354 158,178 318,354">
          <text:p/>
        </draw:polygon>
        <draw:polygon draw:style-name="gr3" draw:text-style-name="P3" draw:layer="layout" svg:width="3.316cm" svg:height="2.046cm" svg:x="26.008cm" svg:y="30.646cm" svg:viewBox="0 0 3317 2047" draw:points="0,0 3317,0 3317,2047 0,2047">
          <text:p/>
        </draw:polygon>
        <draw:frame draw:style-name="gr5" draw:text-style-name="P5" draw:layer="layout" svg:width="2.5cm" svg:height="0.662cm" svg:x="26.467cm" svg:y="31.014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.737cm" svg:height="1.46cm" svg:x="28.348cm" svg:y="33.021cm" svg:viewBox="0 0 738 1461" svg:d="M0 0c243 479 512 1012 738 1461">
          <text:p/>
        </draw:path>
        <draw:polygon draw:style-name="gr6" draw:text-style-name="P6" draw:layer="layout" svg:width="0.301cm" svg:height="0.387cm" svg:x="28.186cm" svg:y="32.699cm" svg:viewBox="0 0 302 388" draw:points="0,0 17,388 79,158 159,316 79,158 302,243">
          <text:p/>
        </draw:polygon>
        <draw:frame draw:style-name="gr33" draw:text-style-name="P5" draw:layer="layout" svg:width="2.136cm" svg:height="0.662cm" svg:x="26.626cm" svg:y="31.543cm">
          <draw:text-box>
            <text:p text:style-name="P4"><text:span text:style-name="T1">1x1/1x1, 8</text:span></text:p>
          </draw:text-box>
        </draw:frame>
        <draw:polygon draw:style-name="gr8" draw:text-style-name="P7" draw:layer="layout" svg:width="5.15cm" svg:height="2.046cm" svg:x="23.68cm" svg:y="26.8cm" svg:viewBox="0 0 5151 2047" draw:points="0,0 5151,0 5151,2047 0,2047">
          <text:p/>
        </draw:polygon>
        <draw:frame draw:style-name="gr12" draw:text-style-name="P5" draw:layer="layout" svg:width="1.75cm" svg:height="0.662cm" svg:x="28.76cm" svg:y="33.201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531cm" svg:height="1.445cm" svg:x="26.756cm" svg:y="29.19cm" svg:viewBox="0 0 532 1446" svg:d="M0 0c176 476 369 1001 532 1446">
          <text:p/>
        </draw:path>
        <draw:polygon draw:style-name="gr6" draw:text-style-name="P6" draw:layer="layout" svg:width="0.298cm" svg:height="0.386cm" svg:x="26.606cm" svg:y="28.854cm" svg:viewBox="0 0 299 387" draw:points="27,0 0,387 88,165 149,332 88,165 299,277">
          <text:p/>
        </draw:polygon>
        <draw:frame draw:style-name="gr34" draw:text-style-name="P5" draw:layer="layout" svg:width="4.731cm" svg:height="0.662cm" svg:x="23.962cm" svg:y="27.433cm">
          <draw:text-box>
            <text:p text:style-name="P4"><text:span text:style-name="T1">value_batchnorm0_fwd</text:span></text:p>
          </draw:text-box>
        </draw:frame>
        <draw:polygon draw:style-name="gr11" draw:text-style-name="P8" draw:layer="layout" svg:width="3.316cm" svg:height="2.046cm" svg:x="24.597cm" svg:y="22.955cm" svg:viewBox="0 0 3317 2047" draw:points="0,0 3317,0 3317,2047 0,2047">
          <text:p/>
        </draw:polygon>
        <draw:frame draw:style-name="gr35" draw:text-style-name="P5" draw:layer="layout" svg:width="1.251cm" svg:height="0.662cm" svg:x="27.067cm" svg:y="29.356cm">
          <draw:text-box>
            <text:p text:style-name="P4"><text:span text:style-name="T1">8x8x8</text:span></text:p>
          </draw:text-box>
        </draw:frame>
        <draw:frame draw:style-name="gr13" draw:text-style-name="P5" draw:layer="layout" svg:width="2.449cm" svg:height="0.662cm" svg:x="25.074cm" svg:y="23.323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cm" svg:height="1.417cm" svg:x="26.255cm" svg:y="25.372cm" svg:viewBox="0 0 0 1418" svg:d="M0 0c0 468 0 982 0 1418">
          <text:p/>
        </draw:path>
        <draw:polygon draw:style-name="gr6" draw:text-style-name="P6" draw:layer="layout" svg:width="0.318cm" svg:height="0.352cm" svg:x="26.096cm" svg:y="25.009cm" svg:viewBox="0 0 319 353" draw:points="160,0 0,353 160,177 160,353 160,177 319,353">
          <text:p/>
        </draw:polygon>
        <draw:frame draw:style-name="gr14" draw:text-style-name="P5" draw:layer="layout" svg:width="1.082cm" svg:height="0.662cm" svg:x="25.726cm" svg:y="23.853cm">
          <draw:text-box>
            <text:p text:style-name="P4"><text:span text:style-name="T1">leaky</text:span></text:p>
          </draw:text-box>
        </draw:frame>
        <draw:polygon draw:style-name="gr29" draw:text-style-name="P11" draw:layer="layout" svg:width="5.01cm" svg:height="2.046cm" svg:x="23.75cm" svg:y="19.11cm" svg:viewBox="0 0 5011 2047" draw:points="0,0 5011,0 5011,2047 0,2047">
          <text:p/>
        </draw:polygon>
        <draw:frame draw:style-name="gr35" draw:text-style-name="P5" draw:layer="layout" svg:width="1.251cm" svg:height="0.662cm" svg:x="26.255cm" svg:y="25.511cm">
          <draw:text-box>
            <text:p text:style-name="P4"><text:span text:style-name="T1">8x8x8</text:span></text:p>
          </draw:text-box>
        </draw:frame>
        <draw:path draw:style-name="gr2" draw:text-style-name="P2" draw:layer="layout" svg:width="0cm" svg:height="1.417cm" svg:x="26.255cm" svg:y="21.527cm" svg:viewBox="0 0 0 1418" svg:d="M0 0c0 468 0 982 0 1418">
          <text:p/>
        </draw:path>
        <draw:polygon draw:style-name="gr6" draw:text-style-name="P6" draw:layer="layout" svg:width="0.318cm" svg:height="0.353cm" svg:x="26.096cm" svg:y="21.163cm" svg:viewBox="0 0 319 354" draw:points="160,0 0,354 160,177 160,354 160,177 319,354">
          <text:p/>
        </draw:polygon>
        <draw:frame draw:style-name="gr36" draw:text-style-name="P5" draw:layer="layout" svg:width="4.57cm" svg:height="0.662cm" svg:x="24.033cm" svg:y="19.743cm">
          <draw:text-box>
            <text:p text:style-name="P4"><text:span text:style-name="T1">value_flatten0_flatten0</text:span></text:p>
          </draw:text-box>
        </draw:frame>
        <draw:polygon draw:style-name="gr3" draw:text-style-name="P3" draw:layer="layout" svg:width="3.634cm" svg:height="2.047cm" svg:x="24.438cm" svg:y="15.264cm" svg:viewBox="0 0 3635 2048" draw:points="0,0 3635,0 3635,2048 0,2048">
          <text:p/>
        </draw:polygon>
        <draw:frame draw:style-name="gr35" draw:text-style-name="P5" draw:layer="layout" svg:width="1.251cm" svg:height="0.662cm" svg:x="26.255cm" svg:y="21.665cm">
          <draw:text-box>
            <text:p text:style-name="P4"><text:span text:style-name="T1">8x8x8</text:span></text:p>
          </draw:text-box>
        </draw:frame>
        <draw:frame draw:style-name="gr24" draw:text-style-name="P5" draw:layer="layout" svg:width="3.185cm" svg:height="0.662cm" svg:x="24.721cm" svg:y="15.633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cm" svg:height="1.417cm" svg:x="26.255cm" svg:y="17.682cm" svg:viewBox="0 0 0 1418" svg:d="M0 0c0 468 0 982 0 1418">
          <text:p/>
        </draw:path>
        <draw:polygon draw:style-name="gr6" draw:text-style-name="P6" draw:layer="layout" svg:width="0.318cm" svg:height="0.353cm" svg:x="26.096cm" svg:y="17.318cm" svg:viewBox="0 0 319 354" draw:points="160,0 0,354 160,176 160,354 160,176 319,354">
          <text:p/>
        </draw:polygon>
        <draw:frame draw:style-name="gr26" draw:text-style-name="P5" draw:layer="layout" svg:width="0.751cm" svg:height="0.662cm" svg:x="25.885cm" svg:y="16.162cm">
          <draw:text-box>
            <text:p text:style-name="P4"><text:span text:style-name="T1">256</text:span></text:p>
          </draw:text-box>
        </draw:frame>
        <draw:polygon draw:style-name="gr11" draw:text-style-name="P8" draw:layer="layout" svg:width="3.316cm" svg:height="2.046cm" svg:x="24.597cm" svg:y="11.419cm" svg:viewBox="0 0 3317 2047" draw:points="0,0 3317,0 3317,2047 0,2047">
          <text:p/>
        </draw:polygon>
        <draw:frame draw:style-name="gr26" draw:text-style-name="P5" draw:layer="layout" svg:width="0.751cm" svg:height="0.662cm" svg:x="26.255cm" svg:y="17.82cm">
          <draw:text-box>
            <text:p text:style-name="P4"><text:span text:style-name="T1">512</text:span></text:p>
          </draw:text-box>
        </draw:frame>
        <draw:frame draw:style-name="gr13" draw:text-style-name="P5" draw:layer="layout" svg:width="2.449cm" svg:height="0.662cm" svg:x="25.074cm" svg:y="11.788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cm" svg:height="1.417cm" svg:x="26.255cm" svg:y="13.836cm" svg:viewBox="0 0 0 1418" svg:d="M0 0c0 469 0 982 0 1418">
          <text:p/>
        </draw:path>
        <draw:polygon draw:style-name="gr6" draw:text-style-name="P6" draw:layer="layout" svg:width="0.318cm" svg:height="0.352cm" svg:x="26.096cm" svg:y="13.473cm" svg:viewBox="0 0 319 353" draw:points="160,0 0,353 160,176 160,353 160,176 319,353">
          <text:p/>
        </draw:polygon>
        <draw:frame draw:style-name="gr14" draw:text-style-name="P5" draw:layer="layout" svg:width="1.082cm" svg:height="0.662cm" svg:x="25.726cm" svg:y="12.317cm">
          <draw:text-box>
            <text:p text:style-name="P4"><text:span text:style-name="T1">leaky</text:span></text:p>
          </draw:text-box>
        </draw:frame>
        <draw:polygon draw:style-name="gr3" draw:text-style-name="P3" draw:layer="layout" svg:width="3.634cm" svg:height="2.046cm" svg:x="24.438cm" svg:y="7.574cm" svg:viewBox="0 0 3635 2047" draw:points="0,0 3635,0 3635,2047 0,2047">
          <text:p/>
        </draw:polygon>
        <draw:frame draw:style-name="gr26" draw:text-style-name="P5" draw:layer="layout" svg:width="0.751cm" svg:height="0.662cm" svg:x="26.255cm" svg:y="13.975cm">
          <draw:text-box>
            <text:p text:style-name="P4"><text:span text:style-name="T1">256</text:span></text:p>
          </draw:text-box>
        </draw:frame>
        <draw:frame draw:style-name="gr24" draw:text-style-name="P5" draw:layer="layout" svg:width="3.185cm" svg:height="0.662cm" svg:x="24.721cm" svg:y="7.942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cm" svg:height="1.417cm" svg:x="26.255cm" svg:y="9.991cm" svg:viewBox="0 0 0 1418" svg:d="M0 0c0 468 0 982 0 1418">
          <text:p/>
        </draw:path>
        <draw:polygon draw:style-name="gr6" draw:text-style-name="P6" draw:layer="layout" svg:width="0.318cm" svg:height="0.353cm" svg:x="26.096cm" svg:y="9.627cm" svg:viewBox="0 0 319 354" draw:points="160,0 0,354 160,177 160,354 160,177 319,354">
          <text:p/>
        </draw:polygon>
        <draw:frame draw:style-name="gr37" draw:text-style-name="P5" draw:layer="layout" svg:width="0.493cm" svg:height="0.662cm" svg:x="26.132cm" svg:y="8.471cm">
          <draw:text-box>
            <text:p text:style-name="P4"><text:span text:style-name="T1">1</text:span></text:p>
          </draw:text-box>
        </draw:frame>
        <draw:polygon draw:style-name="gr11" draw:text-style-name="P8" draw:layer="layout" svg:width="3.316cm" svg:height="2.046cm" svg:x="24.597cm" svg:y="3.729cm" svg:viewBox="0 0 3317 2047" draw:points="0,0 3317,0 3317,2047 0,2047">
          <text:p/>
        </draw:polygon>
        <draw:frame draw:style-name="gr26" draw:text-style-name="P5" draw:layer="layout" svg:width="0.751cm" svg:height="0.662cm" svg:x="26.255cm" svg:y="10.13cm">
          <draw:text-box>
            <text:p text:style-name="P4"><text:span text:style-name="T1">256</text:span></text:p>
          </draw:text-box>
        </draw:frame>
        <draw:frame draw:style-name="gr27" draw:text-style-name="P5" draw:layer="layout" svg:width="2.106cm" svg:height="0.662cm" svg:x="25.232cm" svg:y="4.097cm">
          <draw:text-box>
            <text:p text:style-name="P4"><text:span text:style-name="T1">Activation</text:span></text:p>
          </draw:text-box>
        </draw:frame>
        <draw:path draw:style-name="gr2" draw:text-style-name="P2" draw:layer="layout" svg:width="0cm" svg:height="1.417cm" svg:x="26.255cm" svg:y="6.146cm" svg:viewBox="0 0 0 1418" svg:d="M0 0c0 468 0 982 0 1418">
          <text:p/>
        </draw:path>
        <draw:polygon draw:style-name="gr6" draw:text-style-name="P6" draw:layer="layout" svg:width="0.318cm" svg:height="0.353cm" svg:x="26.096cm" svg:y="5.782cm" svg:viewBox="0 0 319 354" draw:points="160,0 0,354 160,177 160,354 160,177 319,354">
          <text:p/>
        </draw:polygon>
        <draw:frame draw:style-name="gr38" draw:text-style-name="P5" draw:layer="layout" svg:width="0.861cm" svg:height="0.662cm" svg:x="25.832cm" svg:y="4.626cm">
          <draw:text-box>
            <text:p text:style-name="P4"><text:span text:style-name="T1">tanh</text:span></text:p>
          </draw:text-box>
        </draw:frame>
        <draw:polygon draw:style-name="gr3" draw:text-style-name="P3" draw:layer="layout" svg:width="3.316cm" svg:height="2.046cm" svg:x="30.206cm" svg:y="30.646cm" svg:viewBox="0 0 3317 2047" draw:points="0,0 3317,0 3317,2047 0,2047">
          <text:p/>
        </draw:polygon>
        <draw:frame draw:style-name="gr37" draw:text-style-name="P5" draw:layer="layout" svg:width="0.493cm" svg:height="0.662cm" svg:x="26.255cm" svg:y="6.284cm">
          <draw:text-box>
            <text:p text:style-name="P4"><text:span text:style-name="T1">1</text:span></text:p>
          </draw:text-box>
        </draw:frame>
        <draw:frame draw:style-name="gr5" draw:text-style-name="P5" draw:layer="layout" svg:width="2.5cm" svg:height="0.662cm" svg:x="30.665cm" svg:y="31.014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.873cm" svg:height="1.485cm" svg:x="30.219cm" svg:y="33.004cm" svg:viewBox="0 0 874 1486" svg:d="M874 0c-164 282-336 577-498 852-122 205-251 425-376 634">
          <text:p/>
        </draw:path>
        <draw:polygon draw:style-name="gr6" draw:text-style-name="P6" draw:layer="layout" svg:width="0.314cm" svg:height="0.384cm" svg:x="30.958cm" svg:y="32.694cm" svg:viewBox="0 0 315 385" draw:points="315,0 0,226 225,153 137,306 225,153 275,385">
          <text:p/>
        </draw:polygon>
        <draw:frame draw:style-name="gr20" draw:text-style-name="P5" draw:layer="layout" svg:width="2.385cm" svg:height="0.662cm" svg:x="30.7cm" svg:y="31.543cm">
          <draw:text-box>
            <text:p text:style-name="P4"><text:span text:style-name="T1">1x1/1x1, 16</text:span></text:p>
          </draw:text-box>
        </draw:frame>
        <draw:polygon draw:style-name="gr8" draw:text-style-name="P7" draw:layer="layout" svg:width="5.292cm" svg:height="2.046cm" svg:x="29.465cm" svg:y="26.8cm" svg:viewBox="0 0 5293 2047" draw:points="0,0 5293,0 5293,2047 0,2047">
          <text:p/>
        </draw:polygon>
        <draw:frame draw:style-name="gr12" draw:text-style-name="P5" draw:layer="layout" svg:width="1.75cm" svg:height="0.662cm" svg:x="30.877cm" svg:y="33.201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091cm" svg:height="1.418cm" svg:x="31.93cm" svg:y="29.217cm" svg:viewBox="0 0 92 1419" svg:d="M92 0c-30 469-63 984-92 1419">
          <text:p/>
        </draw:path>
        <draw:polygon draw:style-name="gr6" draw:text-style-name="P6" draw:layer="layout" svg:width="0.317cm" svg:height="0.362cm" svg:x="31.864cm" svg:y="28.854cm" svg:viewBox="0 0 318 363" draw:points="182,0 0,343 171,177 159,353 171,177 318,363">
          <text:p/>
        </draw:polygon>
        <draw:frame draw:style-name="gr39" draw:text-style-name="P5" draw:layer="layout" svg:width="4.9cm" svg:height="0.662cm" svg:x="29.748cm" svg:y="27.433cm">
          <draw:text-box>
            <text:p text:style-name="P4"><text:span text:style-name="T1">policy_batchnorm0_fwd</text:span></text:p>
          </draw:text-box>
        </draw:frame>
        <draw:polygon draw:style-name="gr11" draw:text-style-name="P8" draw:layer="layout" svg:width="3.316cm" svg:height="2.046cm" svg:x="30.453cm" svg:y="22.955cm" svg:viewBox="0 0 3317 2047" draw:points="0,0 3317,0 3317,2047 0,2047">
          <text:p/>
        </draw:polygon>
        <draw:frame draw:style-name="gr9" draw:text-style-name="P5" draw:layer="layout" svg:width="1.501cm" svg:height="0.662cm" svg:x="32.006cm" svg:y="29.356cm">
          <draw:text-box>
            <text:p text:style-name="P4"><text:span text:style-name="T1">16x8x8</text:span></text:p>
          </draw:text-box>
        </draw:frame>
        <draw:frame draw:style-name="gr13" draw:text-style-name="P5" draw:layer="layout" svg:width="2.449cm" svg:height="0.662cm" svg:x="30.93cm" svg:y="23.323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cm" svg:height="1.417cm" svg:x="32.111cm" svg:y="25.372cm" svg:viewBox="0 0 0 1418" svg:d="M0 0c0 468 0 982 0 1418">
          <text:p/>
        </draw:path>
        <draw:polygon draw:style-name="gr6" draw:text-style-name="P6" draw:layer="layout" svg:width="0.318cm" svg:height="0.352cm" svg:x="31.952cm" svg:y="25.009cm" svg:viewBox="0 0 319 353" draw:points="159,0 0,353 159,177 159,353 159,177 319,353">
          <text:p/>
        </draw:polygon>
        <draw:frame draw:style-name="gr14" draw:text-style-name="P5" draw:layer="layout" svg:width="1.082cm" svg:height="0.662cm" svg:x="31.582cm" svg:y="23.853cm">
          <draw:text-box>
            <text:p text:style-name="P4"><text:span text:style-name="T1">leaky</text:span></text:p>
          </draw:text-box>
        </draw:frame>
        <draw:polygon draw:style-name="gr29" draw:text-style-name="P11" draw:layer="layout" svg:width="5.15cm" svg:height="2.046cm" svg:x="29.536cm" svg:y="19.11cm" svg:viewBox="0 0 5151 2047" draw:points="0,0 5151,0 5151,2047 0,2047">
          <text:p/>
        </draw:polygon>
        <draw:frame draw:style-name="gr9" draw:text-style-name="P5" draw:layer="layout" svg:width="1.501cm" svg:height="0.662cm" svg:x="32.112cm" svg:y="25.511cm">
          <draw:text-box>
            <text:p text:style-name="P4"><text:span text:style-name="T1">16x8x8</text:span></text:p>
          </draw:text-box>
        </draw:frame>
        <draw:path draw:style-name="gr2" draw:text-style-name="P2" draw:layer="layout" svg:width="0cm" svg:height="1.417cm" svg:x="32.111cm" svg:y="21.527cm" svg:viewBox="0 0 0 1418" svg:d="M0 0c0 468 0 982 0 1418">
          <text:p/>
        </draw:path>
        <draw:polygon draw:style-name="gr6" draw:text-style-name="P6" draw:layer="layout" svg:width="0.318cm" svg:height="0.353cm" svg:x="31.952cm" svg:y="21.163cm" svg:viewBox="0 0 319 354" draw:points="159,0 0,354 159,177 159,354 159,177 319,354">
          <text:p/>
        </draw:polygon>
        <draw:frame draw:style-name="gr40" draw:text-style-name="P5" draw:layer="layout" svg:width="4.739cm" svg:height="0.662cm" svg:x="29.818cm" svg:y="19.743cm">
          <draw:text-box>
            <text:p text:style-name="P4"><text:span text:style-name="T1">policy_flatten0_flatten0</text:span></text:p>
          </draw:text-box>
        </draw:frame>
        <draw:polygon draw:style-name="gr3" draw:text-style-name="P3" draw:layer="layout" svg:width="3.634cm" svg:height="2.047cm" svg:x="30.294cm" svg:y="15.264cm" svg:viewBox="0 0 3635 2048" draw:points="0,0 3635,0 3635,2048 0,2048">
          <text:p/>
        </draw:polygon>
        <draw:frame draw:style-name="gr9" draw:text-style-name="P5" draw:layer="layout" svg:width="1.501cm" svg:height="0.662cm" svg:x="32.112cm" svg:y="21.665cm">
          <draw:text-box>
            <text:p text:style-name="P4"><text:span text:style-name="T1">16x8x8</text:span></text:p>
          </draw:text-box>
        </draw:frame>
        <draw:frame draw:style-name="gr24" draw:text-style-name="P5" draw:layer="layout" svg:width="3.185cm" svg:height="0.662cm" svg:x="30.577cm" svg:y="15.633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cm" svg:height="1.417cm" svg:x="32.111cm" svg:y="17.682cm" svg:viewBox="0 0 0 1418" svg:d="M0 0c0 468 0 982 0 1418">
          <text:p/>
        </draw:path>
        <draw:polygon draw:style-name="gr6" draw:text-style-name="P6" draw:layer="layout" svg:width="0.318cm" svg:height="0.353cm" svg:x="31.952cm" svg:y="17.318cm" svg:viewBox="0 0 319 354" draw:points="159,0 0,354 159,176 159,354 159,176 319,354">
          <text:p/>
        </draw:polygon>
        <draw:frame draw:style-name="gr41" draw:text-style-name="P5" draw:layer="layout" svg:width="1.001cm" svg:height="0.662cm" svg:x="31.618cm" svg:y="16.162cm">
          <draw:text-box>
            <text:p text:style-name="P4"><text:span text:style-name="T1">2272</text:span></text:p>
          </draw:text-box>
        </draw:frame>
        <draw:frame draw:style-name="gr41" draw:text-style-name="P5" draw:layer="layout" svg:width="1.001cm" svg:height="0.662cm" svg:x="32.112cm" svg:y="17.82cm">
          <draw:text-box>
            <text:p text:style-name="P4"><text:span text:style-name="T1">1024</text:span></text:p>
          </draw:text-box>
        </draw:frame>
        <draw:polygon draw:style-name="gr3" draw:text-style-name="P3" draw:layer="layout" svg:width="3.316cm" svg:height="2.046cm" svg:x="33.178cm" svg:y="88.83cm" svg:viewBox="0 0 3317 2047" draw:points="0,0 3317,0 3317,2047 0,2047">
          <text:p/>
        </draw:polygon>
        <draw:frame draw:style-name="gr5" draw:text-style-name="P5" draw:layer="layout" svg:width="2.5cm" svg:height="0.662cm" svg:x="33.637cm" svg:y="89.198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1.539cm" svg:height="1.384cm" svg:x="33.233cm" svg:y="91.247cm" svg:viewBox="0 0 1540 1385" svg:d="M1540 0c-537 457-1073 958-1540 1385">
          <text:p/>
        </draw:path>
        <draw:polygon draw:style-name="gr6" draw:text-style-name="P6" draw:layer="layout" svg:width="0.317cm" svg:height="0.36cm" svg:x="34.614cm" svg:y="90.883cm" svg:viewBox="0 0 318 361" draw:points="175,0 0,346 167,177 158,354 167,177 318,361">
          <text:p/>
        </draw:polygon>
        <draw:frame draw:style-name="gr20" draw:text-style-name="P5" draw:layer="layout" svg:width="2.385cm" svg:height="0.662cm" svg:x="33.549cm" svg:y="89.727cm">
          <draw:text-box>
            <text:p text:style-name="P4"><text:span text:style-name="T1">3x3/1x1, 64</text:span></text:p>
          </draw:text-box>
        </draw:frame>
        <draw:frame draw:style-name="gr12" draw:text-style-name="P5" draw:layer="layout" svg:width="1.75cm" svg:height="0.662cm" svg:x="34.496cm" svg:y="91.476cm">
          <draw:text-box>
            <text:p text:style-name="P4"><text:span text:style-name="T1">128x8x8</text:span></text:p>
          </draw:text-box>
        </draw:frame>
        <draw:path draw:style-name="gr2" draw:text-style-name="P2" draw:layer="layout" svg:width="0.127cm" svg:height="1.894cm" svg:x="34.835cm" svg:y="86.902cm" svg:viewBox="0 0 128 1895" svg:d="M128 0c-43 625-89 1313-128 1895">
          <text:p/>
        </draw:path>
        <draw:polygon draw:style-name="gr6" draw:text-style-name="P6" draw:layer="layout" svg:width="0.317cm" svg:height="0.36cm" svg:x="34.79cm" svg:y="86.538cm" svg:viewBox="0 0 318 361" draw:points="176,0 0,346 168,177 160,354 168,177 318,361">
          <text:p/>
        </draw:polygon>
        <draw:frame draw:style-name="gr9" draw:text-style-name="P5" draw:layer="layout" svg:width="1.501cm" svg:height="0.662cm" svg:x="35.224cm" svg:y="87.166cm">
          <draw:text-box>
            <text:p text:style-name="P4"><text:span text:style-name="T1">64x8x8</text:span></text:p>
          </draw:text-box>
        </draw:frame>
        <draw:custom-shape draw:style-name="gr42" draw:text-style-name="P12" draw:layer="layout" svg:width="3.683cm" svg:height="26.035cm" svg:x="40.062cm" svg:y="46.96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12" draw:layer="layout" svg:width="1.905cm" svg:height="6.858cm" svg:x="39.808cm" svg:y="85.3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4" draw:text-style-name="P12" draw:layer="layout" svg:width="3.556cm" svg:height="27.94cm" svg:x="38.761cm" svg:y="110.96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12" draw:layer="layout" svg:width="3.556cm" svg:height="20.458cm" svg:x="36.371cm" svg:y="13.4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6" draw:text-style-name="P12" draw:layer="layout" svg:width="4.318cm" svg:height="69.088cm" svg:x="20.346cm" svg:y="39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12" draw:layer="layout" svg:width="4.318cm" svg:height="32.004cm" svg:x="18.428cm" svg:y="2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8" draw:text-style-name="P12" draw:layer="layout" svg:width="3.937cm" svg:height="12.192cm" svg:x="21.235cm" svg:y="140.43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13" draw:layer="layout" svg:width="15.403cm" svg:height="5.077cm" svg:x="41.984cm" svg:y="21.149cm">
          <draw:text-box>
            <text:p><text:span text:style-name="T2">1 x</text:span></text:p>
            <text:p><text:span text:style-name="T2">Policy Head</text:span></text:p>
          </draw:text-box>
        </draw:frame>
        <draw:frame draw:style-name="gr50" draw:text-style-name="P13" draw:layer="layout" svg:width="14.049cm" svg:height="5.077cm" svg:x="2.058cm" svg:y="16.524cm">
          <draw:text-box>
            <text:p><text:span text:style-name="T2">1 x</text:span></text:p>
            <text:p><text:span text:style-name="T2">Value Head</text:span></text:p>
          </draw:text-box>
        </draw:frame>
        <draw:frame draw:style-name="gr51" draw:text-style-name="P13" draw:layer="layout" svg:width="14.049cm" svg:height="10.708cm" svg:x="47.022cm" svg:y="56.235cm">
          <draw:text-box>
            <text:p><text:span text:style-name="T2">Squeeze-</text:span></text:p>
            <text:p><text:span text:style-name="T2">Excitation</text:span></text:p>
            <text:p><text:span text:style-name="T2">Module</text:span></text:p>
            <text:p><text:span text:style-name="T3">(except for</text:span></text:p>
            <text:p><text:span text:style-name="T3">last 2 blocks)</text:span></text:p>
          </draw:text-box>
        </draw:frame>
        <draw:frame draw:style-name="gr49" draw:text-style-name="P13" draw:layer="layout" svg:width="15.403cm" svg:height="5.077cm" svg:x="44.603cm" svg:y="85.953cm">
          <draw:text-box>
            <text:p><text:span text:style-name="T2">Grouped </text:span></text:p>
            <text:p><text:span text:style-name="T2">Convolution</text:span></text:p>
          </draw:text-box>
        </draw:frame>
        <draw:frame draw:style-name="gr52" draw:text-style-name="P13" draw:layer="layout" svg:width="11.339cm" svg:height="9.903cm" svg:x="45.837cm" svg:y="120.878cm">
          <draw:text-box>
            <text:p><text:span text:style-name="T2">7 x</text:span></text:p>
            <text:p><text:span text:style-name="T2">Standard</text:span></text:p>
            <text:p><text:span text:style-name="T2">Residual</text:span></text:p>
            <text:p><text:span text:style-name="T2">Blocks</text:span></text:p>
          </draw:text-box>
        </draw:frame>
        <draw:frame draw:style-name="gr53" draw:text-style-name="P13" draw:layer="layout" svg:width="5.921cm" svg:height="5.077cm" svg:x="13.155cm" svg:y="144.154cm">
          <draw:text-box>
            <text:p><text:span text:style-name="T2">1 x</text:span></text:p>
            <text:p><text:span text:style-name="T2">Stem</text:span></text:p>
          </draw:text-box>
        </draw:frame>
        <draw:frame draw:style-name="gr54" draw:text-style-name="P13" draw:layer="layout" svg:width="14.049cm" svg:height="9.903cm" svg:x="4.138cm" svg:y="69.062cm">
          <draw:text-box>
            <text:p><text:span text:style-name="T2">12 x</text:span></text:p>
            <text:p><text:span text:style-name="T2">Bottleneck</text:span></text:p>
            <text:p><text:span text:style-name="T2">Residual</text:span></text:p>
            <text:p><text:span text:style-name="T2">Bloc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71.12cm" fo:page-height="157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5:38:11.396385635</meta:creation-date>
    <dc:date>2018-10-22T16:45:12.166399489</dc:date>
    <meta:editing-duration>PT11M11S</meta:editing-duration>
    <meta:editing-cycles>6</meta:editing-cycles>
    <meta:generator>LibreOffice/6.0.6.2$Linux_X86_64 LibreOffice_project/00m0$Build-2</meta:generator>
    <meta:document-statistic meta:object-count="274"/>
  </office:meta>
</office:document-meta>
</file>